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ullet">
      <style:paragraph-properties fo:margin-top="0in" fo:margin-bottom="0.0693in"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code">
      <style:paragraph-properties fo:orphans="2" fo:widows="2"/>
    </style:style>
    <style:style style:name="P7" style:family="paragraph" style:parent-style-name="Heading_20_2">
      <style:paragraph-properties fo:margin-top="0in" fo:margin-bottom="0.0972in" fo:orphans="2" fo:widows="2"/>
    </style:style>
    <style:style style:name="P8" style:family="paragraph" style:parent-style-name="Heading_20_1" style:master-page-name="Standard">
      <style:paragraph-properties fo:margin-top="0in" fo:margin-bottom="0in" fo:orphans="2" fo:widows="2" style:page-number="auto"/>
    </style:style>
    <style:style style:name="P9"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9"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9" svg:width="2.7913in" svg:height="0.135in" svg:x="-0.5in" svg:y="0in">
        <draw:image xlink:href="Pictures/2000000700000FB5000000C94FDA4EAC.wmf" xlink:type="simple" xlink:show="embed" xlink:actuate="onLoad">
          <text:p/>
        </draw:image>
      </draw:frame>
      <text:h text:style-name="P8" text:outline-level="1">Java Persistence API (JSRs 220, 317) Alignment</text:h>
      <text:p text:style-name="P4"><draw:frame draw:style-name="fr1" draw:name="graphics1" text:anchor-type="as-char" svg:width="6.5in" svg:height="0.1346in" draw:z-index="14"><draw:image xlink:href="Pictures/20000007000025F9000000C9F0140E06.wmf" xlink:type="simple" xlink:show="embed" xlink:actuate="onLoad"/></draw:frame></text:p>
      <text:p text:style-name="P1">JPA (Java Persistence API) specifies annotations and interfaces for Java persistence, similar to the goals of JDO. In order to facilitate interoperation of applications in both JPA and JDO, several compatibility items have been implemented:</text:p>
      <text:p text:style-name="P2">•<text:tab/>Persistence-capable classes can be specified using JPA annotations, JDO annotations, JPA metadata in xml document format (e.g. <text:span text:style-name="T1">orm.xml</text:span>), or JDO metadata in xml document format(e.g. <text:span text:style-name="T1">package.jdo</text:span>).</text:p>
      <text:p text:style-name="P2">•<text:tab/>Bootstrapping using <text:span text:style-name="T1">JDOHelper</text:span> can define the properties of the <text:span text:style-name="T1">PersistenceManagerFactory</text:span> using a <text:span text:style-name="T1">Map</text:span> of properties, a JDO configuration file <text:span text:style-name="T1">META-INF/jdoconfig.xml</text:span>, or a JPA configuration file (<text:span text:style-name="T1">META-INF/persistence.xml</text:span>).</text:p>
      <text:p text:style-name="P2">•<text:tab/>A <text:span text:style-name="T1">PersistenceManagerFactory</text:span> from a JDO implementation that supports the JPA <text:span text:style-name="T1">EntityManagerFactory</text:span> can also implement <text:span text:style-name="T1">JDOEntityManagerFactory</text:span>, which is an interface that extends both JDO <text:span text:style-name="T1">PersistenceManagerFactory</text:span> and JPA <text:span text:style-name="T1">EntityManagerFactory</text:span>; some methods are overloaded to return more specific types.</text:p>
      <text:p text:style-name="P2">•<text:tab/>A <text:span text:style-name="T1">PersistenceManager</text:span> from a JDO implementation that supports the JPA <text:span text:style-name="T1">EntityManager</text:span> can also implement <text:span text:style-name="T1">JDOEntityManager</text:span>, which is an interface that extends both JDO <text:span text:style-name="T1">PersistenceManager</text:span> and JPA <text:span text:style-name="T1">EntityManager</text:span>. </text:p>
      <text:p text:style-name="P5"><draw:frame draw:style-name="fr1" draw:name="1" text:anchor-type="as-char" svg:width="2.7917in" svg:height="0.1346in" draw:z-index="0"><draw:image xlink:href="Pictures/2000000700000FB5000000C94FDA4EAC.wmf" xlink:type="simple" xlink:show="embed" xlink:actuate="onLoad"/></draw:frame></text:p>
      <text:h text:style-name="P7" text:outline-level="2">DOEntityManagerFactory</text:h>
      <text:p text:style-name="P1">This interface extends both JDO <text:span text:style-name="T1">PersistenceManagerFactory</text:span> and JPA <text:span text:style-name="T1">EntityManagerFactory</text:span>. Certain methods overload the corresponding methods in <text:span text:style-name="T1">PersistenceManagerFactory</text:span> to return the more specific type <text:span text:style-name="T1">JDOEntityManager</text:span>.</text:p>
      <text:p text:style-name="P6">public interface JDOEntityManagerFactory </text:p>
      <text:p text:style-name="P6"><text:s text:c="4"/>extends EntityManagerFactory, PersistenceManagerFactory {</text:p>
      <text:p text:style-name="P6"/>
      <text:p text:style-name="P6"><text:tab/>JDOEntityManager getPersistenceManager();</text:p>
      <text:p text:style-name="P6"><text:tab/>JDOEntityManager getPersistenceManagerProxy();</text:p>
      <text:p text:style-name="P6"><text:tab/>JDOEntityManager getPersistenceManager(String userid, String password);</text:p>
      <text:p text:style-name="P6">}</text:p>
      <text:p text:style-name="P5"><text:soft-page-break/><draw:frame draw:style-name="fr1" draw:name="2" text:anchor-type="as-char" svg:width="2.7917in" svg:height="0.1346in" draw:z-index="0"><draw:image xlink:href="Pictures/2000000700000FB5000000C94FDA4EAC.wmf" xlink:type="simple" xlink:show="embed" xlink:actuate="onLoad"/></draw:frame></text:p>
      <text:h text:style-name="P7" text:outline-level="2">JDOEntityManager</text:h>
      <text:p text:style-name="P1">This interface extends both JDO <text:span text:style-name="T1">PersistenceManager</text:span> and JPA <text:span text:style-name="T1">EntityManager</text:span>. </text:p>
      <text:p text:style-name="P6">public interface JDOEntityManager </text:p>
      <text:p text:style-name="P6"><text:s text:c="4"/>extends EntityManager, PersistenceManager {</text:p>
      <text:p text:style-name="P6"/>
      <text:p text:style-name="P6"><text:tab/>JDOEntityManagerFactory getPersistenceManagerFactory();</text:p>
      <text:p text:style-name="P6">}</text:p>
      <text:p text:style-name="P1">This method overloads the corresponding method in <text:span text:style-name="T1">PersistenceManager</text:span> to return the more specific type <text:span text:style-name="T1">JDOEntityManagerFactory</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6:02:07.42</meta:creation-date>
    <meta:editing-duration>PT3M</meta:editing-duration>
    <meta:generator>OpenOffice.org/3.4$Win32 OpenOffice.org_project/340m1$Build-9590</meta:generator>
    <dc:title>JDO_Chapter</dc:title>
    <dc:date>2012-06-30T16:18:39.33</dc:date>
    <meta:document-statistic meta:table-count="0" meta:image-count="3" meta:object-count="0" meta:page-count="2" meta:paragraph-count="24" meta:word-count="241" meta:character-count="20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